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9a0"/>
    </style:style>
    <style:style style:name="P2" style:family="paragraph" style:parent-style-name="Standard">
      <style:text-properties officeooo:rsid="000c89a0" officeooo:paragraph-rsid="000cfad4"/>
    </style:style>
    <style:style style:name="P3" style:family="paragraph" style:parent-style-name="Standard">
      <style:text-properties officeooo:rsid="000c89a0" officeooo:paragraph-rsid="000e2887"/>
    </style:style>
    <style:style style:name="T1" style:family="text">
      <style:text-properties officeooo:rsid="000cfad4"/>
    </style:style>
    <style:style style:name="T2" style:family="text">
      <style:text-properties officeooo:rsid="000e2887"/>
    </style:style>
    <style:style style:name="T3" style:family="text">
      <style:text-properties officeooo:rsid="000f7959"/>
    </style:style>
    <style:style style:name="T4" style:family="text">
      <style:text-properties officeooo:rsid="00112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s </text:p>
      <text:p text:style-name="P2"><text:a xlink:type="simple" xlink:href="https://www.autodraw.com/" text:style-name="Internet_20_link" text:visited-style-name="Visited_20_Internet_20_Link">https://www.autodraw.com/</text:a> site que facilidade para desenhar</text:p>
      <text:p text:style-name="P3"><text:a xlink:type="simple" xlink:href="https://quillbot.com/" text:style-name="Internet_20_link" text:visited-style-name="Visited_20_Internet_20_Link">https://quillbot.com/</text:a> <text:span text:style-name="T1">site para mudar as palavras do texto</text:span></text:p>
      <text:p text:style-name="P3"><text:a xlink:type="simple" xlink:href="https://chrome.google.com/webstore/detail/svg-export/naeaaedieihlkmdajjefioajbbdbdjgp?hl=en-GB" text:style-name="Internet_20_link" text:visited-style-name="Visited_20_Internet_20_Link">https://chrome.google.com/webstore/detail/svg-export/naeaaedieihlkmdajjefioajbbdbdjgp?hl=en-GB</text:a> <text:span text:style-name="T2">extenção para fazer download de svg do site</text:span></text:p>
      <text:p text:style-name="P3"><text:a xlink:type="simple" xlink:href="https://chrome.google.com/webstore/detail/svg-export/naeaaedieihlkmdajjefioajbbdbdjgp?hl=en-GB" text:style-name="Internet_20_link" text:visited-style-name="Visited_20_Internet_20_Link">https://chrome.google.com/webstore/detail/svg-export/naeaaedieihlkmdajjefioajbbdbdjgp?hl=en-GB</text:a> <text:span text:style-name="T2">site de novos tendencias</text:span> </text:p>
      <text:p text:style-name="P3"><text:a xlink:type="simple" xlink:href="https://namechk.com/" text:style-name="Internet_20_link" text:visited-style-name="Visited_20_Internet_20_Link">https://namechk.com/</text:a> <text:span text:style-name="T2">site para ver um determinado links disponivel</text:span></text:p>
      <text:p text:style-name="P3"><text:a xlink:type="simple" xlink:href="https://datenightmovies.com/" text:style-name="Internet_20_link" text:visited-style-name="Visited_20_Internet_20_Link">https://datenightmovies.com/</text:a> <text:span text:style-name="T3">combinação de filmes</text:span></text:p>
      <text:p text:style-name="P3"><text:a xlink:type="simple" xlink:href="https://cleanup.pictures/" text:style-name="Internet_20_link" text:visited-style-name="Visited_20_Internet_20_Link">https://cleanup.pictures/</text:a> <text:span text:style-name="T3">editar imagem</text:span></text:p>
      <text:p text:style-name="P3"><text:a xlink:type="simple" xlink:href="https://www.hubspot.com/blog-topic-generator" text:style-name="Internet_20_link" text:visited-style-name="Visited_20_Internet_20_Link">https://www.hubspot.com/blog-topic-generator</text:a> <text:span text:style-name="T4">ideas para titulo de post</text:span></text:p>
      <text:p text:style-name="P3"><text:a xlink:type="simple" xlink:href="https://darebee.com/" text:style-name="Internet_20_link" text:visited-style-name="Visited_20_Internet_20_Link">https://darebee.com/</text:a> <text:span text:style-name="T4">dicas de exercicios</text:span></text:p>
      <text:p text:style-name="P3"><text:a xlink:type="simple" xlink:href="https://flowcv.io/" text:style-name="Internet_20_link" text:visited-style-name="Visited_20_Internet_20_Link">https://flowcv.io/</text:a> <text:span text:style-name="T4">modelos de curriculo</text:span></text:p>
      <text:p text:style-name="P3"><text:a xlink:type="simple" xlink:href="https://www.pictalio.com/" text:style-name="Internet_20_link" text:visited-style-name="Visited_20_Internet_20_Link">https://www.pictalio.com/</text:a> <text:span text:style-name="T4">videos grati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6:17:29.124089603</meta:creation-date>
    <dc:date>2022-04-18T07:01:00.324204874</dc:date>
    <meta:editing-duration>PT13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61" meta:character-count="723" meta:non-whitespace-character-count="672"/>
  </office:meta>
</office:document-meta>
</file>